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Submission System Not Available Yet</text:h>
      <text:p text:style-name="Text_20_body">You clicked a link expecting to be able to submit a review of a paper, poster, or other document to SIGCSE. Unfortunately, the system we're using for review submission is not yet ready.</text:p>
      <text:p text:style-name="Text_20_body">{% include submission-announce-when-ready.html %}</text:p>
      <text:p text:style-name="Text_20_body">Apologies for the inconveni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bmission System Not Available Yet</dc:title>
  </office:meta>
</office:document-meta>
</file>